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8252in"/>
    </style:style>
    <style:style style:name="co4" style:family="table-column">
      <style:table-column-properties fo:break-before="auto" style:column-width="0.911in"/>
    </style:style>
    <style:style style:name="co5" style:family="table-column">
      <style:table-column-properties fo:break-before="auto" style:column-width="0.8146in"/>
    </style:style>
    <style:style style:name="co6" style:family="table-column">
      <style:table-column-properties fo:break-before="auto" style:column-width="1.8543in"/>
    </style:style>
    <style:style style:name="co7" style:family="table-column">
      <style:table-column-properties fo:break-before="auto" style:column-width="1.3291in"/>
    </style:style>
    <style:style style:name="co8" style:family="table-column">
      <style:table-column-properties fo:break-before="auto" style:column-width="1.2972in"/>
    </style:style>
    <style:style style:name="co9" style:family="table-column">
      <style:table-column-properties fo:break-before="auto" style:column-width="1.3398in"/>
    </style:style>
    <style:style style:name="co10" style:family="table-column">
      <style:table-column-properties fo:break-before="auto" style:column-width="1.1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weapons" table:style-name="ta1">
        <table:table-column table:style-name="co1" table:number-columns-repeated="3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weapon</text:p>
          </table:table-cell>
          <table:table-cell table:style-name="ce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Modra</text:p>
          </table:table-cell>
          <table:table-cell table:number-columns-repeated="2" office:value-type="string" calcext:value-type="string">
            <text:p>wpn1</text:p>
          </table:table-cell>
          <table:table-cell table:style-name="ce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luta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wpn2</text:p>
          </table:table-cell>
          <table:table-cell table:style-name="ce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elena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wpn3</text:p>
          </table:table-cell>
          <table:table-cell table:style-name="ce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ervena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wpn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olik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joker</text:p>
          </table:table-cell>
          <table:table-cell table:style-name="ce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ombik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zombie</text:p>
          </table:table-cell>
          <table:table-cell table:style-name="ce7"/>
        </table:table-row>
        <table:table-row table:style-name="ro1">
          <table:table-cell table:number-columns-repeated="7"/>
          <table:table-cell table:style-name="ce7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6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weapon</text:p>
          </table:table-cell>
          <table:table-cell table:style-name="ce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odra</text:p>
          </table:table-cell>
          <table:table-cell office:value-type="string" calcext:value-type="string">
            <text:p>wpn2</text:p>
          </table:table-cell>
          <table:table-cell office:value-type="string" calcext:value-type="string">
            <text:p>wpn1</text:p>
          </table:table-cell>
          <table:table-cell table:style-name="ce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Zluta</text:p>
          </table:table-cell>
          <table:table-cell table:number-columns-repeated="2" office:value-type="string" calcext:value-type="string">
            <text:p>wpn2</text:p>
          </table:table-cell>
          <table:table-cell table:style-name="ce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elena</text:p>
          </table:table-cell>
          <table:table-cell office:value-type="string" calcext:value-type="string">
            <text:p>wpn2</text:p>
          </table:table-cell>
          <table:table-cell office:value-type="string" calcext:value-type="string">
            <text:p>wpn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ervena</text:p>
          </table:table-cell>
          <table:table-cell office:value-type="string" calcext:value-type="string">
            <text:p>wpn2</text:p>
          </table:table-cell>
          <table:table-cell office:value-type="string" calcext:value-type="string">
            <text:p>wpn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olik</text:p>
          </table:table-cell>
          <table:table-cell office:value-type="string" calcext:value-type="string">
            <text:p>wpn2</text:p>
          </table:table-cell>
          <table:table-cell office:value-type="string" calcext:value-type="string">
            <text:p>joker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ombik</text:p>
          </table:table-cell>
          <table:table-cell office:value-type="string" calcext:value-type="string">
            <text:p>wpn2</text:p>
          </table:table-cell>
          <table:table-cell office:value-type="string" calcext:value-type="string">
            <text:p>zombie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6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weapon</text:p>
          </table:table-cell>
          <table:table-cell table:style-name="ce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odra</text:p>
          </table:table-cell>
          <table:table-cell office:value-type="string" calcext:value-type="string">
            <text:p>wpn3</text:p>
          </table:table-cell>
          <table:table-cell office:value-type="string" calcext:value-type="string">
            <text:p>wpn1</text:p>
          </table:table-cell>
          <table:table-cell table:style-name="ce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luta</text:p>
          </table:table-cell>
          <table:table-cell office:value-type="string" calcext:value-type="string">
            <text:p>wpn3</text:p>
          </table:table-cell>
          <table:table-cell office:value-type="string" calcext:value-type="string">
            <text:p>wpn2</text:p>
          </table:table-cell>
          <table:table-cell table:style-name="ce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Zelena</text:p>
          </table:table-cell>
          <table:table-cell table:number-columns-repeated="2" office:value-type="string" calcext:value-type="string">
            <text:p>wpn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ervena</text:p>
          </table:table-cell>
          <table:table-cell office:value-type="string" calcext:value-type="string">
            <text:p>wpn3</text:p>
          </table:table-cell>
          <table:table-cell office:value-type="string" calcext:value-type="string">
            <text:p>wpn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olik</text:p>
          </table:table-cell>
          <table:table-cell office:value-type="string" calcext:value-type="string">
            <text:p>wpn3</text:p>
          </table:table-cell>
          <table:table-cell office:value-type="string" calcext:value-type="string">
            <text:p>joker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ombik</text:p>
          </table:table-cell>
          <table:table-cell office:value-type="string" calcext:value-type="string">
            <text:p>wpn3</text:p>
          </table:table-cell>
          <table:table-cell office:value-type="string" calcext:value-type="string">
            <text:p>zombie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weapon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odra</text:p>
          </table:table-cell>
          <table:table-cell office:value-type="string" calcext:value-type="string">
            <text:p>wpn4</text:p>
          </table:table-cell>
          <table:table-cell office:value-type="string" calcext:value-type="string">
            <text:p>wpn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luta</text:p>
          </table:table-cell>
          <table:table-cell office:value-type="string" calcext:value-type="string">
            <text:p>wpn4</text:p>
          </table:table-cell>
          <table:table-cell office:value-type="string" calcext:value-type="string">
            <text:p>wpn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elena</text:p>
          </table:table-cell>
          <table:table-cell office:value-type="string" calcext:value-type="string">
            <text:p>wpn4</text:p>
          </table:table-cell>
          <table:table-cell office:value-type="string" calcext:value-type="string">
            <text:p>wpn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Cervena</text:p>
          </table:table-cell>
          <table:table-cell table:number-columns-repeated="2" office:value-type="string" calcext:value-type="string">
            <text:p>wpn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olik</text:p>
          </table:table-cell>
          <table:table-cell office:value-type="string" calcext:value-type="string">
            <text:p>wpn4</text:p>
          </table:table-cell>
          <table:table-cell office:value-type="string" calcext:value-type="string">
            <text:p>joker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ombik</text:p>
          </table:table-cell>
          <table:table-cell office:value-type="string" calcext:value-type="string">
            <text:p>wpn4</text:p>
          </table:table-cell>
          <table:table-cell office:value-type="string" calcext:value-type="string">
            <text:p>zombie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weapon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odra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pn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luta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pn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elena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pn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ervena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pn4</text:p>
          </table:table-cell>
          <table:table-cell/>
        </table:table-row>
        <table:table-row table:style-name="ro1" table:number-rows-repeated="104853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aps" table:style-name="ta1">
        <table:table-column table:style-name="co1" table:number-columns-repeated="3" table:default-cell-style-name="Default"/>
        <table:table-column table:style-name="co1" table:number-columns-repeated="4" table:default-cell-style-name="ce5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Start</text:p>
          </table:table-cell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pn1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pn2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pn3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pn4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wall</text:p>
          </table:table-cell>
          <table:table-cell/>
          <table:table-cell office:value-type="string" calcext:value-type="string">
            <text:p>Klid</text:p>
          </table:table-cell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ole</text:p>
          </table:table-cell>
          <table:table-cell office:value-type="string" calcext:value-type="string">
            <text:p>Dira</text:p>
          </table:table-cell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wpn1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wpn2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wpn3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wpn4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aps2" table:style-name="ta1">
        <table:table-column table:style-name="co1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ce5"/>
        <table:table-column table:style-name="co1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table:style-name="ce5" office:value-type="string" calcext:value-type="string">
            <text:p>cnt</text:p>
          </table:table-cell>
          <table:table-cell table:style-name="ce5" office:value-type="string" calcext:value-type="string">
            <text:p>background</text:p>
          </table:table-cell>
          <table:table-cell table:style-name="ce5" office:value-type="string" calcext:value-type="string">
            <text:p>image</text:p>
          </table:table-cell>
          <table:table-cell table:style-name="ce5" office:value-type="string" calcext:value-type="string">
            <text:p>wpn image</text:p>
          </table:table-cell>
          <table:table-cell table:style-name="ce5" office:value-type="string" calcext:value-type="string">
            <text:p>name</text:p>
          </table:table-cell>
          <table:table-cell office:value-type="string" calcext:value-type="string">
            <text:p>title</text:p>
          </table:table-cell>
          <table:table-cell table:style-name="ce5" office:value-type="string" calcext:value-type="string">
            <text:p>rest</text:p>
          </table:table-cell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camp</text:p>
          </table:table-cell>
          <table:table-cell table:style-name="ce5" office:value-type="string" calcext:value-type="string">
            <text:p>start</text:p>
          </table:table-cell>
          <table:table-cell office:value-type="string" calcext:value-type="string">
            <text:p>Jakakoliv</text:p>
          </table:table-cell>
          <table:table-cell office:value-type="string" calcext:value-type="string">
            <text:p>Start</text:p>
          </table:table-cell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chest</text:p>
          </table:table-cell>
          <table:table-cell table:style-name="ce5" office:value-type="string" calcext:value-type="string">
            <text:p>spear</text:p>
          </table:table-cell>
          <table:table-cell office:value-type="string" calcext:value-type="string">
            <text:p>Bodna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chest</text:p>
          </table:table-cell>
          <table:table-cell table:style-name="ce5" office:value-type="string" calcext:value-type="string">
            <text:p>hammer</text:p>
          </table:table-cell>
          <table:table-cell office:value-type="string" calcext:value-type="string">
            <text:p>Drtiva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chest</text:p>
          </table:table-cell>
          <table:table-cell table:style-name="ce5" office:value-type="string" calcext:value-type="string">
            <text:p>bow</text:p>
          </table:table-cell>
          <table:table-cell office:value-type="string" calcext:value-type="string">
            <text:p>Palna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chest</text:p>
          </table:table-cell>
          <table:table-cell table:style-name="ce5" office:value-type="string" calcext:value-type="string">
            <text:p>sword</text:p>
          </table:table-cell>
          <table:table-cell office:value-type="string" calcext:value-type="string">
            <text:p>Secna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spear</text:p>
          </table:table-cell>
          <table:table-cell office:value-type="string" calcext:value-type="string">
            <text:p>Bodna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hammer</text:p>
          </table:table-cell>
          <table:table-cell office:value-type="string" calcext:value-type="string">
            <text:p>Drtiva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bow</text:p>
          </table:table-cell>
          <table:table-cell office:value-type="string" calcext:value-type="string">
            <text:p>Palna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sword</text:p>
          </table:table-cell>
          <table:table-cell office:value-type="string" calcext:value-type="string">
            <text:p>Secna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cave</text:p>
          </table:table-cell>
          <table:table-cell table:style-name="ce5" office:value-type="string" calcext:value-type="string">
            <text:p>spear-hammer</text:p>
          </table:table-cell>
          <table:table-cell office:value-type="string" calcext:value-type="string">
            <text:p>Bodna / Drtiva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cave</text:p>
          </table:table-cell>
          <table:table-cell table:style-name="ce5" office:value-type="string" calcext:value-type="string">
            <text:p>hammer-bow</text:p>
          </table:table-cell>
          <table:table-cell office:value-type="string" calcext:value-type="string">
            <text:p>Drtiva / Palna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cave</text:p>
          </table:table-cell>
          <table:table-cell table:style-name="ce5" office:value-type="string" calcext:value-type="string">
            <text:p>bow-sword</text:p>
          </table:table-cell>
          <table:table-cell office:value-type="string" calcext:value-type="string">
            <text:p>Palna / Secna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cave</text:p>
          </table:table-cell>
          <table:table-cell table:style-name="ce5" office:value-type="string" calcext:value-type="string">
            <text:p>sword-spear</text:p>
          </table:table-cell>
          <table:table-cell office:value-type="string" calcext:value-type="string">
            <text:p>Secna / Bodna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/>
          <table:table-cell table:number-columns-repeated="2" table:style-name="ce5" office:value-type="string" calcext:value-type="string">
            <text:p>camp</text:p>
          </table:table-cell>
          <table:table-cell office:value-type="string" calcext:value-type="string">
            <text:p>Jakakoliv</text:p>
          </table:table-cell>
          <table:table-cell office:value-type="string" calcext:value-type="string">
            <text:p>Tabor</text:p>
          </table:table-cell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/>
          <table:table-cell table:number-columns-repeated="2" table:style-name="ce5" office:value-type="string" calcext:value-type="string">
            <text:p>hole</text:p>
          </table:table-cell>
          <table:table-cell office:value-type="string" calcext:value-type="string">
            <text:p>sem nemuzes</text:p>
          </table:table-cell>
          <table:table-cell office:value-type="string" calcext:value-type="string">
            <text:p>Dira</text:p>
          </table:table-cell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wall</text:p>
          </table:table-cell>
          <table:table-cell table:style-name="ce5" office:value-type="string" calcext:value-type="string">
            <text:p>dirt</text:p>
          </table:table-cell>
          <table:table-cell table:style-name="ce5" office:value-type="string" calcext:value-type="string">
            <text:p>spear-hammer</text:p>
          </table:table-cell>
          <table:table-cell office:value-type="string" calcext:value-type="string">
            <text:p>Bodna / Drtiva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wall</text:p>
          </table:table-cell>
          <table:table-cell table:style-name="ce5" office:value-type="string" calcext:value-type="string">
            <text:p>dirt</text:p>
          </table:table-cell>
          <table:table-cell table:style-name="ce5" office:value-type="string" calcext:value-type="string">
            <text:p>hammer-bow</text:p>
          </table:table-cell>
          <table:table-cell office:value-type="string" calcext:value-type="string">
            <text:p>Drtiva / Palna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wall</text:p>
          </table:table-cell>
          <table:table-cell table:style-name="ce5" office:value-type="string" calcext:value-type="string">
            <text:p>dirt</text:p>
          </table:table-cell>
          <table:table-cell table:style-name="ce5" office:value-type="string" calcext:value-type="string">
            <text:p>bow-sword</text:p>
          </table:table-cell>
          <table:table-cell office:value-type="string" calcext:value-type="string">
            <text:p>Palna / Secna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wall</text:p>
          </table:table-cell>
          <table:table-cell table:style-name="ce5" office:value-type="string" calcext:value-type="string">
            <text:p>dirt</text:p>
          </table:table-cell>
          <table:table-cell table:style-name="ce5" office:value-type="string" calcext:value-type="string">
            <text:p>sword-spear</text:p>
          </table:table-cell>
          <table:table-cell office:value-type="string" calcext:value-type="string">
            <text:p>Secna / Bodna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wall</text:p>
          </table:table-cell>
          <table:table-cell table:style-name="ce5" office:value-type="string" calcext:value-type="string">
            <text:p>cave</text:p>
          </table:table-cell>
          <table:table-cell table:style-name="ce5" office:value-type="string" calcext:value-type="string">
            <text:p>teleport_black</text:p>
          </table:table-cell>
          <table:table-cell office:value-type="string" calcext:value-type="string">
            <text:p>premisti se</text:p>
          </table:table-cell>
          <table:table-cell office:value-type="string" calcext:value-type="string">
            <text:p>Teleport</text:p>
          </table:table-cell>
          <table:table-cell table:style-name="ce5" office:value-type="string" calcext:value-type="string">
            <text:p>---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 table:number-rows-repeated="6">
          <table:table-cell table:number-columns-repeated="8"/>
          <table:table-cell table:style-name="Default"/>
          <table:table-cell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lan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Bodné</text:p>
          </table:table-cell>
          <table:table-cell/>
          <table:table-cell office:value-type="string" calcext:value-type="string">
            <text:p>Bodné</text:p>
          </table:table-cell>
          <table:table-cell office:value-type="string" calcext:value-type="string">
            <text:p>Zvěř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tivé</text:p>
          </table:table-cell>
          <table:table-cell office:value-type="string" calcext:value-type="string">
            <text:p>Nemrtví</text:p>
          </table:table-cell>
        </table:table-row>
        <table:table-row table:style-name="ro1">
          <table:table-cell/>
          <table:table-cell office:value-type="string" calcext:value-type="string">
            <text:p>Pádné</text:p>
          </table:table-cell>
          <table:table-cell/>
          <table:table-cell office:value-type="string" calcext:value-type="string">
            <text:p>Palné</text:p>
          </table:table-cell>
          <table:table-cell office:value-type="string" calcext:value-type="string">
            <text:p>Démoni</text:p>
          </table:table-cell>
        </table:table-row>
        <table:table-row table:style-name="ro1">
          <table:table-cell/>
          <table:table-cell office:value-type="string" calcext:value-type="string">
            <text:p>Sečné</text:p>
          </table:table-cell>
          <table:table-cell/>
          <table:table-cell office:value-type="string" calcext:value-type="string">
            <text:p>Sečné</text:p>
          </table:table-cell>
          <table:table-cell office:value-type="string" calcext:value-type="string">
            <text:p>Lidé</text:p>
          </table:table-cell>
        </table:table-row>
      </table:table>
      <table:table table:name="weapons2" table:style-name="ta1">
        <table:table-column table:style-name="co1" table:number-columns-repeated="2" table:default-cell-style-name="Default"/>
        <table:table-column table:style-name="co2" table:default-cell-style-name="ce5"/>
        <table:table-column table:style-name="co3" table:default-cell-style-name="ce5"/>
        <table:table-column table:style-name="co5" table:number-columns-repeated="2" table:default-cell-style-name="ce5"/>
        <table:table-column table:style-name="co1" table:number-columns-repeated="5" table:default-cell-style-name="ce5"/>
        <table:table-column table:style-name="co9" table:default-cell-style-name="ce5"/>
        <table:table-column table:style-name="co1" table:default-cell-style-name="ce5"/>
        <table:table-column table:style-name="co10" table:default-cell-style-name="ce5"/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ty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extra tex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elena</text:p>
          </table:table-cell>
          <table:table-cell office:value-type="string" calcext:value-type="string">
            <text:p>zver</text:p>
          </table:table-cell>
          <table:table-cell office:value-type="string" calcext:value-type="string">
            <text:p>Bodna</text:p>
          </table:table-cell>
          <table:table-cell/>
          <table:table-cell office:value-type="string" calcext:value-type="string">
            <text:p>na priseru</text:p>
          </table:table-cell>
          <table:table-cell office:value-type="string" calcext:value-type="string">
            <text:p>---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luta</text:p>
          </table:table-cell>
          <table:table-cell office:value-type="string" calcext:value-type="string">
            <text:p>nemrtvi</text:p>
          </table:table-cell>
          <table:table-cell office:value-type="string" calcext:value-type="string">
            <text:p>Drtiva</text:p>
          </table:table-cell>
          <table:table-cell/>
          <table:table-cell office:value-type="string" calcext:value-type="string">
            <text:p>na zombika</text:p>
          </table:table-cell>
          <table:table-cell office:value-type="string" calcext:value-type="string">
            <text:p>---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rvena</text:p>
          </table:table-cell>
          <table:table-cell office:value-type="string" calcext:value-type="string">
            <text:p>demoni</text:p>
          </table:table-cell>
          <table:table-cell office:value-type="string" calcext:value-type="string">
            <text:p>Palna</text:p>
          </table:table-cell>
          <table:table-cell/>
          <table:table-cell office:value-type="string" calcext:value-type="string">
            <text:p>na demona</text:p>
          </table:table-cell>
          <table:table-cell office:value-type="string" calcext:value-type="string">
            <text:p>---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dra</text:p>
          </table:table-cell>
          <table:table-cell office:value-type="string" calcext:value-type="string">
            <text:p>lide</text:p>
          </table:table-cell>
          <table:table-cell office:value-type="string" calcext:value-type="string">
            <text:p>Secna</text:p>
          </table:table-cell>
          <table:table-cell/>
          <table:table-cell office:value-type="string" calcext:value-type="string">
            <text:p>na carodeje</text:p>
          </table:table-cell>
          <table:table-cell office:value-type="string" calcext:value-type="string">
            <text:p>---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kakoliv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omba</text:p>
          </table:table-cell>
          <table:table-cell/>
          <table:table-cell office:value-type="string" calcext:value-type="string">
            <text:p>na vsechny</text:p>
          </table:table-cell>
          <table:table-cell office:value-type="string" calcext:value-type="string">
            <text:p>---</text:p>
          </table:table-cell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8"/>
          <table:table-cell table:style-name="Default" table:number-columns-repeated="2"/>
        </table:table-row>
        <table:table-row table:style-name="ro1">
          <table:table-cell table:number-columns-repeated="1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extra text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weapon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12])" office:value-type="string" office:string-value="Zluta" calcext:value-type="string">
            <text:p>Zluta</text:p>
          </table:table-cell>
          <table:table-cell table:formula="of:=INDIRECT(&quot;K&quot; &amp; [.$F12])" office:value-type="string" office:string-value="na zombika" calcext:value-type="string">
            <text:p>na zombika</text:p>
          </table:table-cell>
          <table:table-cell table:formula="of:=INDIRECT(&quot;I&quot; &amp; [.$F12])" office:value-type="string" office:string-value="Drtiva" calcext:value-type="string">
            <text:p>Drtiva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hammer1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13])" office:value-type="string" office:string-value="Modra" calcext:value-type="string">
            <text:p>Modra</text:p>
          </table:table-cell>
          <table:table-cell table:formula="of:=INDIRECT(&quot;K&quot; &amp; [.$F13])" office:value-type="string" office:string-value="na carodeje" calcext:value-type="string">
            <text:p>na carodeje</text:p>
          </table:table-cell>
          <table:table-cell table:formula="of:=INDIRECT(&quot;I&quot; &amp; [.$F13])" office:value-type="string" office:string-value="Secna" calcext:value-type="string">
            <text:p>Secna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ord1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14])" office:value-type="string" office:string-value="Cervena" calcext:value-type="string">
            <text:p>Cervena</text:p>
          </table:table-cell>
          <table:table-cell table:formula="of:=INDIRECT(&quot;K&quot; &amp; [.$F14])" office:value-type="string" office:string-value="na demona" calcext:value-type="string">
            <text:p>na demona</text:p>
          </table:table-cell>
          <table:table-cell table:formula="of:=INDIRECT(&quot;I&quot; &amp; [.$F14])" office:value-type="string" office:string-value="Palna" calcext:value-type="string">
            <text:p>Palna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bow1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15])" office:value-type="string" office:string-value="Jakakoliv" calcext:value-type="string">
            <text:p>Jakakoliv</text:p>
          </table:table-cell>
          <table:table-cell table:formula="of:=INDIRECT(&quot;K&quot; &amp; [.$F15])" office:value-type="string" office:string-value="na vsechny" calcext:value-type="string">
            <text:p>na vsechny</text:p>
          </table:table-cell>
          <table:table-cell table:formula="of:=INDIRECT(&quot;I&quot; &amp; [.$F15])" office:value-type="string" office:string-value="Bomba" calcext:value-type="string">
            <text:p>Bomba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bomb1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16])" office:value-type="string" office:string-value="Jakakoliv" calcext:value-type="string">
            <text:p>Jakakoliv</text:p>
          </table:table-cell>
          <table:table-cell table:formula="of:=INDIRECT(&quot;K&quot; &amp; [.$F16])" office:value-type="string" office:string-value="na vsechny" calcext:value-type="string">
            <text:p>na vsechny</text:p>
          </table:table-cell>
          <table:table-cell table:formula="of:=INDIRECT(&quot;I&quot; &amp; [.$F16])" office:value-type="string" office:string-value="Bomba" calcext:value-type="string">
            <text:p>Bomba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bomb2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17])" office:value-type="string" office:string-value="Zelena" calcext:value-type="string">
            <text:p>Zelena</text:p>
          </table:table-cell>
          <table:table-cell table:formula="of:=INDIRECT(&quot;K&quot; &amp; [.$F17])" office:value-type="string" office:string-value="na priseru" calcext:value-type="string">
            <text:p>na priseru</text:p>
          </table:table-cell>
          <table:table-cell table:formula="of:=INDIRECT(&quot;I&quot; &amp; [.$F17])" office:value-type="string" office:string-value="Bodna" calcext:value-type="string">
            <text:p>Bodna</text:p>
          </table:table-cell>
          <table:table-cell office:value-type="string" calcext:value-type="string">
            <text:p>zlomena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broken-spear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18])" office:value-type="string" office:string-value="Zelena" calcext:value-type="string">
            <text:p>Zelena</text:p>
          </table:table-cell>
          <table:table-cell table:formula="of:=INDIRECT(&quot;K&quot; &amp; [.$F18])" office:value-type="string" office:string-value="na priseru" calcext:value-type="string">
            <text:p>na priseru</text:p>
          </table:table-cell>
          <table:table-cell table:formula="of:=INDIRECT(&quot;I&quot; &amp; [.$F18])" office:value-type="string" office:string-value="Bodna" calcext:value-type="string">
            <text:p>Bodna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teleport-spear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19])" office:value-type="string" office:string-value="Zelena" calcext:value-type="string">
            <text:p>Zelena</text:p>
          </table:table-cell>
          <table:table-cell table:formula="of:=INDIRECT(&quot;K&quot; &amp; [.$F19])" office:value-type="string" office:string-value="na priseru" calcext:value-type="string">
            <text:p>na priseru</text:p>
          </table:table-cell>
          <table:table-cell table:formula="of:=INDIRECT(&quot;I&quot; &amp; [.$F19])" office:value-type="string" office:string-value="Bodna" calcext:value-type="string">
            <text:p>Bodna</text:p>
          </table:table-cell>
          <table:table-cell office:value-type="string" calcext:value-type="string">
            <text:p>privolan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call-spear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0])" office:value-type="string" office:string-value="Zelena" calcext:value-type="string">
            <text:p>Zelena</text:p>
          </table:table-cell>
          <table:table-cell table:formula="of:=INDIRECT(&quot;K&quot; &amp; [.$F20])" office:value-type="string" office:string-value="na priseru" calcext:value-type="string">
            <text:p>na priseru</text:p>
          </table:table-cell>
          <table:table-cell table:formula="of:=INDIRECT(&quot;I&quot; &amp; [.$F20])" office:value-type="string" office:string-value="Bodna" calcext:value-type="string">
            <text:p>Bodna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pear1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1])" office:value-type="string" office:string-value="Zelena" calcext:value-type="string">
            <text:p>Zelena</text:p>
          </table:table-cell>
          <table:table-cell table:formula="of:=INDIRECT(&quot;K&quot; &amp; [.$F21])" office:value-type="string" office:string-value="na priseru" calcext:value-type="string">
            <text:p>na priseru</text:p>
          </table:table-cell>
          <table:table-cell table:formula="of:=INDIRECT(&quot;I&quot; &amp; [.$F21])" office:value-type="string" office:string-value="Bodna" calcext:value-type="string">
            <text:p>Bodna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pear2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2])" office:value-type="string" office:string-value="Zelena" calcext:value-type="string">
            <text:p>Zelena</text:p>
          </table:table-cell>
          <table:table-cell table:formula="of:=INDIRECT(&quot;K&quot; &amp; [.$F22])" office:value-type="string" office:string-value="na priseru" calcext:value-type="string">
            <text:p>na priseru</text:p>
          </table:table-cell>
          <table:table-cell table:formula="of:=INDIRECT(&quot;I&quot; &amp; [.$F22])" office:value-type="string" office:string-value="Bodna" calcext:value-type="string">
            <text:p>Bodna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pear3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3])" office:value-type="string" office:string-value="Zelena" calcext:value-type="string">
            <text:p>Zelena</text:p>
          </table:table-cell>
          <table:table-cell table:formula="of:=INDIRECT(&quot;K&quot; &amp; [.$F23])" office:value-type="string" office:string-value="na priseru" calcext:value-type="string">
            <text:p>na priseru</text:p>
          </table:table-cell>
          <table:table-cell table:formula="of:=INDIRECT(&quot;I&quot; &amp; [.$F23])" office:value-type="string" office:string-value="Bodna" calcext:value-type="string">
            <text:p>Bodna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pear4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4])" office:value-type="string" office:string-value="Zelena" calcext:value-type="string">
            <text:p>Zelena</text:p>
          </table:table-cell>
          <table:table-cell table:formula="of:=INDIRECT(&quot;K&quot; &amp; [.$F24])" office:value-type="string" office:string-value="na priseru" calcext:value-type="string">
            <text:p>na priseru</text:p>
          </table:table-cell>
          <table:table-cell table:formula="of:=INDIRECT(&quot;I&quot; &amp; [.$F24])" office:value-type="string" office:string-value="Bodna" calcext:value-type="string">
            <text:p>Bodna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pear5</text:p>
          </table:table-cell>
          <table:table-cell table:style-name="Default" table:number-columns-repeated="2"/>
        </table:table-row>
        <table:table-row table:style-name="ro1" table:number-rows-repeated="2">
          <table:table-cell table:number-columns-repeated="1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extra text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weapon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8])" office:value-type="string" office:string-value="Zelena" calcext:value-type="string">
            <text:p>Zelena</text:p>
          </table:table-cell>
          <table:table-cell table:formula="of:=INDIRECT(&quot;K&quot; &amp; [.$F28])" office:value-type="string" office:string-value="na priseru" calcext:value-type="string">
            <text:p>na priseru</text:p>
          </table:table-cell>
          <table:table-cell table:formula="of:=INDIRECT(&quot;I&quot; &amp; [.$F28])" office:value-type="string" office:string-value="Bodna" calcext:value-type="string">
            <text:p>Bodna</text:p>
          </table:table-cell>
          <table:table-cell/>
          <table:table-cell office:value-type="string" calcext:value-type="string">
            <text:p>hammer</text:p>
          </table:table-cell>
          <table:table-cell office:value-type="string" calcext:value-type="string">
            <text:p>spear1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29])" office:value-type="string" office:string-value="Modra" calcext:value-type="string">
            <text:p>Modra</text:p>
          </table:table-cell>
          <table:table-cell table:formula="of:=INDIRECT(&quot;K&quot; &amp; [.$F29])" office:value-type="string" office:string-value="na carodeje" calcext:value-type="string">
            <text:p>na carodeje</text:p>
          </table:table-cell>
          <table:table-cell table:formula="of:=INDIRECT(&quot;I&quot; &amp; [.$F29])" office:value-type="string" office:string-value="Secna" calcext:value-type="string">
            <text:p>Secna</text:p>
          </table:table-cell>
          <table:table-cell/>
          <table:table-cell office:value-type="string" calcext:value-type="string">
            <text:p>hammer</text:p>
          </table:table-cell>
          <table:table-cell office:value-type="string" calcext:value-type="string">
            <text:p>sword2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30])" office:value-type="string" office:string-value="Cervena" calcext:value-type="string">
            <text:p>Cervena</text:p>
          </table:table-cell>
          <table:table-cell table:formula="of:=INDIRECT(&quot;K&quot; &amp; [.$F30])" office:value-type="string" office:string-value="na demona" calcext:value-type="string">
            <text:p>na demona</text:p>
          </table:table-cell>
          <table:table-cell table:formula="of:=INDIRECT(&quot;I&quot; &amp; [.$F30])" office:value-type="string" office:string-value="Palna" calcext:value-type="string">
            <text:p>Palna</text:p>
          </table:table-cell>
          <table:table-cell/>
          <table:table-cell office:value-type="string" calcext:value-type="string">
            <text:p>hammer</text:p>
          </table:table-cell>
          <table:table-cell office:value-type="string" calcext:value-type="string">
            <text:p>bow2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31])" office:value-type="string" office:string-value="Jakakoliv" calcext:value-type="string">
            <text:p>Jakakoliv</text:p>
          </table:table-cell>
          <table:table-cell table:formula="of:=INDIRECT(&quot;K&quot; &amp; [.$F31])" office:value-type="string" office:string-value="na vsechny" calcext:value-type="string">
            <text:p>na vsechny</text:p>
          </table:table-cell>
          <table:table-cell table:formula="of:=INDIRECT(&quot;I&quot; &amp; [.$F31])" office:value-type="string" office:string-value="Bomba" calcext:value-type="string">
            <text:p>Bomba</text:p>
          </table:table-cell>
          <table:table-cell/>
          <table:table-cell office:value-type="string" calcext:value-type="string">
            <text:p>hammer</text:p>
          </table:table-cell>
          <table:table-cell office:value-type="string" calcext:value-type="string">
            <text:p>bomb3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32])" office:value-type="string" office:string-value="Jakakoliv" calcext:value-type="string">
            <text:p>Jakakoliv</text:p>
          </table:table-cell>
          <table:table-cell table:formula="of:=INDIRECT(&quot;K&quot; &amp; [.$F32])" office:value-type="string" office:string-value="na vsechny" calcext:value-type="string">
            <text:p>na vsechny</text:p>
          </table:table-cell>
          <table:table-cell table:formula="of:=INDIRECT(&quot;I&quot; &amp; [.$F32])" office:value-type="string" office:string-value="Bomba" calcext:value-type="string">
            <text:p>Bomba</text:p>
          </table:table-cell>
          <table:table-cell/>
          <table:table-cell office:value-type="string" calcext:value-type="string">
            <text:p>hammer</text:p>
          </table:table-cell>
          <table:table-cell office:value-type="string" calcext:value-type="string">
            <text:p>bomb2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3])" office:value-type="string" office:string-value="Zluta" calcext:value-type="string">
            <text:p>Zluta</text:p>
          </table:table-cell>
          <table:table-cell table:formula="of:=INDIRECT(&quot;K&quot; &amp; [.$F33])" office:value-type="string" office:string-value="na zombika" calcext:value-type="string">
            <text:p>na zombika</text:p>
          </table:table-cell>
          <table:table-cell table:formula="of:=INDIRECT(&quot;I&quot; &amp; [.$F33])" office:value-type="string" office:string-value="Drtiva" calcext:value-type="string">
            <text:p>Drtiva</text:p>
          </table:table-cell>
          <table:table-cell office:value-type="string" calcext:value-type="string">
            <text:p>zlomen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broken-hammer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4])" office:value-type="string" office:string-value="Zluta" calcext:value-type="string">
            <text:p>Zluta</text:p>
          </table:table-cell>
          <table:table-cell table:formula="of:=INDIRECT(&quot;K&quot; &amp; [.$F34])" office:value-type="string" office:string-value="na zombika" calcext:value-type="string">
            <text:p>na zombika</text:p>
          </table:table-cell>
          <table:table-cell table:formula="of:=INDIRECT(&quot;I&quot; &amp; [.$F34])" office:value-type="string" office:string-value="Drtiva" calcext:value-type="string">
            <text:p>Drtiva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teleport-hammer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5])" office:value-type="string" office:string-value="Zluta" calcext:value-type="string">
            <text:p>Zluta</text:p>
          </table:table-cell>
          <table:table-cell table:formula="of:=INDIRECT(&quot;K&quot; &amp; [.$F35])" office:value-type="string" office:string-value="na zombika" calcext:value-type="string">
            <text:p>na zombika</text:p>
          </table:table-cell>
          <table:table-cell table:formula="of:=INDIRECT(&quot;I&quot; &amp; [.$F35])" office:value-type="string" office:string-value="Drtiva" calcext:value-type="string">
            <text:p>Drtiva</text:p>
          </table:table-cell>
          <table:table-cell office:value-type="string" calcext:value-type="string">
            <text:p>privolani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call-hammer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6])" office:value-type="string" office:string-value="Zluta" calcext:value-type="string">
            <text:p>Zluta</text:p>
          </table:table-cell>
          <table:table-cell table:formula="of:=INDIRECT(&quot;K&quot; &amp; [.$F36])" office:value-type="string" office:string-value="na zombika" calcext:value-type="string">
            <text:p>na zombika</text:p>
          </table:table-cell>
          <table:table-cell table:formula="of:=INDIRECT(&quot;I&quot; &amp; [.$F36])" office:value-type="string" office:string-value="Drtiva" calcext:value-type="string">
            <text:p>Drtiva</text:p>
          </table:table-cell>
          <table:table-cell/>
          <table:table-cell office:value-type="string" calcext:value-type="string">
            <text:p>hammer</text:p>
          </table:table-cell>
          <table:table-cell office:value-type="string" calcext:value-type="string">
            <text:p>hammer1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7])" office:value-type="string" office:string-value="Zluta" calcext:value-type="string">
            <text:p>Zluta</text:p>
          </table:table-cell>
          <table:table-cell table:formula="of:=INDIRECT(&quot;K&quot; &amp; [.$F37])" office:value-type="string" office:string-value="na zombika" calcext:value-type="string">
            <text:p>na zombika</text:p>
          </table:table-cell>
          <table:table-cell table:formula="of:=INDIRECT(&quot;I&quot; &amp; [.$F37])" office:value-type="string" office:string-value="Drtiva" calcext:value-type="string">
            <text:p>Drtiva</text:p>
          </table:table-cell>
          <table:table-cell/>
          <table:table-cell office:value-type="string" calcext:value-type="string">
            <text:p>hammer</text:p>
          </table:table-cell>
          <table:table-cell office:value-type="string" calcext:value-type="string">
            <text:p>hammer2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8])" office:value-type="string" office:string-value="Zluta" calcext:value-type="string">
            <text:p>Zluta</text:p>
          </table:table-cell>
          <table:table-cell table:formula="of:=INDIRECT(&quot;K&quot; &amp; [.$F38])" office:value-type="string" office:string-value="na zombika" calcext:value-type="string">
            <text:p>na zombika</text:p>
          </table:table-cell>
          <table:table-cell table:formula="of:=INDIRECT(&quot;I&quot; &amp; [.$F38])" office:value-type="string" office:string-value="Drtiva" calcext:value-type="string">
            <text:p>Drtiva</text:p>
          </table:table-cell>
          <table:table-cell/>
          <table:table-cell office:value-type="string" calcext:value-type="string">
            <text:p>hammer</text:p>
          </table:table-cell>
          <table:table-cell office:value-type="string" calcext:value-type="string">
            <text:p>hammer3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9])" office:value-type="string" office:string-value="Zluta" calcext:value-type="string">
            <text:p>Zluta</text:p>
          </table:table-cell>
          <table:table-cell table:formula="of:=INDIRECT(&quot;K&quot; &amp; [.$F39])" office:value-type="string" office:string-value="na zombika" calcext:value-type="string">
            <text:p>na zombika</text:p>
          </table:table-cell>
          <table:table-cell table:formula="of:=INDIRECT(&quot;I&quot; &amp; [.$F39])" office:value-type="string" office:string-value="Drtiva" calcext:value-type="string">
            <text:p>Drtiva</text:p>
          </table:table-cell>
          <table:table-cell/>
          <table:table-cell office:value-type="string" calcext:value-type="string">
            <text:p>hammer</text:p>
          </table:table-cell>
          <table:table-cell office:value-type="string" calcext:value-type="string">
            <text:p>hammer4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0])" office:value-type="string" office:string-value="Zluta" calcext:value-type="string">
            <text:p>Zluta</text:p>
          </table:table-cell>
          <table:table-cell table:formula="of:=INDIRECT(&quot;K&quot; &amp; [.$F40])" office:value-type="string" office:string-value="na zombika" calcext:value-type="string">
            <text:p>na zombika</text:p>
          </table:table-cell>
          <table:table-cell table:formula="of:=INDIRECT(&quot;I&quot; &amp; [.$F40])" office:value-type="string" office:string-value="Drtiva" calcext:value-type="string">
            <text:p>Drtiva</text:p>
          </table:table-cell>
          <table:table-cell/>
          <table:table-cell office:value-type="string" calcext:value-type="string">
            <text:p>hammer</text:p>
          </table:table-cell>
          <table:table-cell office:value-type="string" calcext:value-type="string">
            <text:p>hammer5</text:p>
          </table:table-cell>
          <table:table-cell table:style-name="Default" table:number-columns-repeated="2"/>
        </table:table-row>
        <table:table-row table:style-name="ro1" table:number-rows-repeated="2">
          <table:table-cell table:number-columns-repeated="1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extra text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weapon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4])" office:value-type="string" office:string-value="Zluta" calcext:value-type="string">
            <text:p>Zluta</text:p>
          </table:table-cell>
          <table:table-cell table:formula="of:=INDIRECT(&quot;K&quot; &amp; [.$F44])" office:value-type="string" office:string-value="na zombika" calcext:value-type="string">
            <text:p>na zombika</text:p>
          </table:table-cell>
          <table:table-cell table:formula="of:=INDIRECT(&quot;I&quot; &amp; [.$F44])" office:value-type="string" office:string-value="Drtiva" calcext:value-type="string">
            <text:p>Drtiva</text:p>
          </table:table-cell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hammer2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45])" office:value-type="string" office:string-value="Zelena" calcext:value-type="string">
            <text:p>Zelena</text:p>
          </table:table-cell>
          <table:table-cell table:formula="of:=INDIRECT(&quot;K&quot; &amp; [.$F45])" office:value-type="string" office:string-value="na priseru" calcext:value-type="string">
            <text:p>na priseru</text:p>
          </table:table-cell>
          <table:table-cell table:formula="of:=INDIRECT(&quot;I&quot; &amp; [.$F45])" office:value-type="string" office:string-value="Bodna" calcext:value-type="string">
            <text:p>Bodna</text:p>
          </table:table-cell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spear2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46])" office:value-type="string" office:string-value="Cervena" calcext:value-type="string">
            <text:p>Cervena</text:p>
          </table:table-cell>
          <table:table-cell table:formula="of:=INDIRECT(&quot;K&quot; &amp; [.$F46])" office:value-type="string" office:string-value="na demona" calcext:value-type="string">
            <text:p>na demona</text:p>
          </table:table-cell>
          <table:table-cell table:formula="of:=INDIRECT(&quot;I&quot; &amp; [.$F46])" office:value-type="string" office:string-value="Palna" calcext:value-type="string">
            <text:p>Palna</text:p>
          </table:table-cell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bow3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47])" office:value-type="string" office:string-value="Jakakoliv" calcext:value-type="string">
            <text:p>Jakakoliv</text:p>
          </table:table-cell>
          <table:table-cell table:formula="of:=INDIRECT(&quot;K&quot; &amp; [.$F47])" office:value-type="string" office:string-value="na vsechny" calcext:value-type="string">
            <text:p>na vsechny</text:p>
          </table:table-cell>
          <table:table-cell table:formula="of:=INDIRECT(&quot;I&quot; &amp; [.$F47])" office:value-type="string" office:string-value="Bomba" calcext:value-type="string">
            <text:p>Bomba</text:p>
          </table:table-cell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bomb3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48])" office:value-type="string" office:string-value="Jakakoliv" calcext:value-type="string">
            <text:p>Jakakoliv</text:p>
          </table:table-cell>
          <table:table-cell table:formula="of:=INDIRECT(&quot;K&quot; &amp; [.$F48])" office:value-type="string" office:string-value="na vsechny" calcext:value-type="string">
            <text:p>na vsechny</text:p>
          </table:table-cell>
          <table:table-cell table:formula="of:=INDIRECT(&quot;I&quot; &amp; [.$F48])" office:value-type="string" office:string-value="Bomba" calcext:value-type="string">
            <text:p>Bomba</text:p>
          </table:table-cell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bomb4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49])" office:value-type="string" office:string-value="Modra" calcext:value-type="string">
            <text:p>Modra</text:p>
          </table:table-cell>
          <table:table-cell table:formula="of:=INDIRECT(&quot;K&quot; &amp; [.$F49])" office:value-type="string" office:string-value="na carodeje" calcext:value-type="string">
            <text:p>na carodeje</text:p>
          </table:table-cell>
          <table:table-cell table:formula="of:=INDIRECT(&quot;I&quot; &amp; [.$F49])" office:value-type="string" office:string-value="Secna" calcext:value-type="string">
            <text:p>Secna</text:p>
          </table:table-cell>
          <table:table-cell office:value-type="string" calcext:value-type="string">
            <text:p>zlomena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broken-sword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0])" office:value-type="string" office:string-value="Modra" calcext:value-type="string">
            <text:p>Modra</text:p>
          </table:table-cell>
          <table:table-cell table:formula="of:=INDIRECT(&quot;K&quot; &amp; [.$F50])" office:value-type="string" office:string-value="na carodeje" calcext:value-type="string">
            <text:p>na carodeje</text:p>
          </table:table-cell>
          <table:table-cell table:formula="of:=INDIRECT(&quot;I&quot; &amp; [.$F50])" office:value-type="string" office:string-value="Secna" calcext:value-type="string">
            <text:p>Secna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teleport-sword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1])" office:value-type="string" office:string-value="Modra" calcext:value-type="string">
            <text:p>Modra</text:p>
          </table:table-cell>
          <table:table-cell table:formula="of:=INDIRECT(&quot;K&quot; &amp; [.$F51])" office:value-type="string" office:string-value="na carodeje" calcext:value-type="string">
            <text:p>na carodeje</text:p>
          </table:table-cell>
          <table:table-cell table:formula="of:=INDIRECT(&quot;I&quot; &amp; [.$F51])" office:value-type="string" office:string-value="Secna" calcext:value-type="string">
            <text:p>Secna</text:p>
          </table:table-cell>
          <table:table-cell office:value-type="string" calcext:value-type="string">
            <text:p>privolan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call-sword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2])" office:value-type="string" office:string-value="Modra" calcext:value-type="string">
            <text:p>Modra</text:p>
          </table:table-cell>
          <table:table-cell table:formula="of:=INDIRECT(&quot;K&quot; &amp; [.$F52])" office:value-type="string" office:string-value="na carodeje" calcext:value-type="string">
            <text:p>na carodeje</text:p>
          </table:table-cell>
          <table:table-cell table:formula="of:=INDIRECT(&quot;I&quot; &amp; [.$F52])" office:value-type="string" office:string-value="Secna" calcext:value-type="string">
            <text:p>Secna</text:p>
          </table:table-cell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sword1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3])" office:value-type="string" office:string-value="Modra" calcext:value-type="string">
            <text:p>Modra</text:p>
          </table:table-cell>
          <table:table-cell table:formula="of:=INDIRECT(&quot;K&quot; &amp; [.$F53])" office:value-type="string" office:string-value="na carodeje" calcext:value-type="string">
            <text:p>na carodeje</text:p>
          </table:table-cell>
          <table:table-cell table:formula="of:=INDIRECT(&quot;I&quot; &amp; [.$F53])" office:value-type="string" office:string-value="Secna" calcext:value-type="string">
            <text:p>Secna</text:p>
          </table:table-cell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sword2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4])" office:value-type="string" office:string-value="Modra" calcext:value-type="string">
            <text:p>Modra</text:p>
          </table:table-cell>
          <table:table-cell table:formula="of:=INDIRECT(&quot;K&quot; &amp; [.$F54])" office:value-type="string" office:string-value="na carodeje" calcext:value-type="string">
            <text:p>na carodeje</text:p>
          </table:table-cell>
          <table:table-cell table:formula="of:=INDIRECT(&quot;I&quot; &amp; [.$F54])" office:value-type="string" office:string-value="Secna" calcext:value-type="string">
            <text:p>Secna</text:p>
          </table:table-cell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sword3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5])" office:value-type="string" office:string-value="Modra" calcext:value-type="string">
            <text:p>Modra</text:p>
          </table:table-cell>
          <table:table-cell table:formula="of:=INDIRECT(&quot;K&quot; &amp; [.$F55])" office:value-type="string" office:string-value="na carodeje" calcext:value-type="string">
            <text:p>na carodeje</text:p>
          </table:table-cell>
          <table:table-cell table:formula="of:=INDIRECT(&quot;I&quot; &amp; [.$F55])" office:value-type="string" office:string-value="Secna" calcext:value-type="string">
            <text:p>Secna</text:p>
          </table:table-cell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sword4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6])" office:value-type="string" office:string-value="Modra" calcext:value-type="string">
            <text:p>Modra</text:p>
          </table:table-cell>
          <table:table-cell table:formula="of:=INDIRECT(&quot;K&quot; &amp; [.$F56])" office:value-type="string" office:string-value="na carodeje" calcext:value-type="string">
            <text:p>na carodeje</text:p>
          </table:table-cell>
          <table:table-cell table:formula="of:=INDIRECT(&quot;I&quot; &amp; [.$F56])" office:value-type="string" office:string-value="Secna" calcext:value-type="string">
            <text:p>Secna</text:p>
          </table:table-cell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sword5</text:p>
          </table:table-cell>
          <table:table-cell table:style-name="Default" table:number-columns-repeated="2"/>
        </table:table-row>
        <table:table-row table:style-name="ro1" table:number-rows-repeated="2">
          <table:table-cell table:number-columns-repeated="1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extra text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weapon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60])" office:value-type="string" office:string-value="Zluta" calcext:value-type="string">
            <text:p>Zluta</text:p>
          </table:table-cell>
          <table:table-cell table:formula="of:=INDIRECT(&quot;K&quot; &amp; [.$F60])" office:value-type="string" office:string-value="na zombika" calcext:value-type="string">
            <text:p>na zombika</text:p>
          </table:table-cell>
          <table:table-cell table:formula="of:=INDIRECT(&quot;I&quot; &amp; [.$F60])" office:value-type="string" office:string-value="Drtiva" calcext:value-type="string">
            <text:p>Drtiva</text:p>
          </table:table-cell>
          <table:table-cell/>
          <table:table-cell office:value-type="string" calcext:value-type="string">
            <text:p>bow</text:p>
          </table:table-cell>
          <table:table-cell office:value-type="string" calcext:value-type="string">
            <text:p>hammer3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1])" office:value-type="string" office:string-value="Modra" calcext:value-type="string">
            <text:p>Modra</text:p>
          </table:table-cell>
          <table:table-cell table:formula="of:=INDIRECT(&quot;K&quot; &amp; [.$F61])" office:value-type="string" office:string-value="na carodeje" calcext:value-type="string">
            <text:p>na carodeje</text:p>
          </table:table-cell>
          <table:table-cell table:formula="of:=INDIRECT(&quot;I&quot; &amp; [.$F61])" office:value-type="string" office:string-value="Secna" calcext:value-type="string">
            <text:p>Secna</text:p>
          </table:table-cell>
          <table:table-cell/>
          <table:table-cell office:value-type="string" calcext:value-type="string">
            <text:p>bow</text:p>
          </table:table-cell>
          <table:table-cell office:value-type="string" calcext:value-type="string">
            <text:p>sword3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62])" office:value-type="string" office:string-value="Zelena" calcext:value-type="string">
            <text:p>Zelena</text:p>
          </table:table-cell>
          <table:table-cell table:formula="of:=INDIRECT(&quot;K&quot; &amp; [.$F62])" office:value-type="string" office:string-value="na priseru" calcext:value-type="string">
            <text:p>na priseru</text:p>
          </table:table-cell>
          <table:table-cell table:formula="of:=INDIRECT(&quot;I&quot; &amp; [.$F62])" office:value-type="string" office:string-value="Bodna" calcext:value-type="string">
            <text:p>Bodna</text:p>
          </table:table-cell>
          <table:table-cell/>
          <table:table-cell office:value-type="string" calcext:value-type="string">
            <text:p>bow</text:p>
          </table:table-cell>
          <table:table-cell office:value-type="string" calcext:value-type="string">
            <text:p>spear3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63])" office:value-type="string" office:string-value="Jakakoliv" calcext:value-type="string">
            <text:p>Jakakoliv</text:p>
          </table:table-cell>
          <table:table-cell table:formula="of:=INDIRECT(&quot;K&quot; &amp; [.$F63])" office:value-type="string" office:string-value="na vsechny" calcext:value-type="string">
            <text:p>na vsechny</text:p>
          </table:table-cell>
          <table:table-cell table:formula="of:=INDIRECT(&quot;I&quot; &amp; [.$F63])" office:value-type="string" office:string-value="Bomba" calcext:value-type="string">
            <text:p>Bomba</text:p>
          </table:table-cell>
          <table:table-cell/>
          <table:table-cell office:value-type="string" calcext:value-type="string">
            <text:p>bow</text:p>
          </table:table-cell>
          <table:table-cell office:value-type="string" calcext:value-type="string">
            <text:p>bomb4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64])" office:value-type="string" office:string-value="Jakakoliv" calcext:value-type="string">
            <text:p>Jakakoliv</text:p>
          </table:table-cell>
          <table:table-cell table:formula="of:=INDIRECT(&quot;K&quot; &amp; [.$F64])" office:value-type="string" office:string-value="na vsechny" calcext:value-type="string">
            <text:p>na vsechny</text:p>
          </table:table-cell>
          <table:table-cell table:formula="of:=INDIRECT(&quot;I&quot; &amp; [.$F64])" office:value-type="string" office:string-value="Bomba" calcext:value-type="string">
            <text:p>Bomba</text:p>
          </table:table-cell>
          <table:table-cell/>
          <table:table-cell office:value-type="string" calcext:value-type="string">
            <text:p>bow</text:p>
          </table:table-cell>
          <table:table-cell office:value-type="string" calcext:value-type="string">
            <text:p>bomb1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65])" office:value-type="string" office:string-value="Cervena" calcext:value-type="string">
            <text:p>Cervena</text:p>
          </table:table-cell>
          <table:table-cell table:formula="of:=INDIRECT(&quot;K&quot; &amp; [.$F65])" office:value-type="string" office:string-value="na demona" calcext:value-type="string">
            <text:p>na demona</text:p>
          </table:table-cell>
          <table:table-cell table:formula="of:=INDIRECT(&quot;I&quot; &amp; [.$F65])" office:value-type="string" office:string-value="Palna" calcext:value-type="string">
            <text:p>Palna</text:p>
          </table:table-cell>
          <table:table-cell office:value-type="string" calcext:value-type="string">
            <text:p>zlomena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broken-bow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66])" office:value-type="string" office:string-value="Cervena" calcext:value-type="string">
            <text:p>Cervena</text:p>
          </table:table-cell>
          <table:table-cell table:formula="of:=INDIRECT(&quot;K&quot; &amp; [.$F66])" office:value-type="string" office:string-value="na demona" calcext:value-type="string">
            <text:p>na demona</text:p>
          </table:table-cell>
          <table:table-cell table:formula="of:=INDIRECT(&quot;I&quot; &amp; [.$F66])" office:value-type="string" office:string-value="Palna" calcext:value-type="string">
            <text:p>Palna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teleport-bow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67])" office:value-type="string" office:string-value="Cervena" calcext:value-type="string">
            <text:p>Cervena</text:p>
          </table:table-cell>
          <table:table-cell table:formula="of:=INDIRECT(&quot;K&quot; &amp; [.$F67])" office:value-type="string" office:string-value="na demona" calcext:value-type="string">
            <text:p>na demona</text:p>
          </table:table-cell>
          <table:table-cell table:formula="of:=INDIRECT(&quot;I&quot; &amp; [.$F67])" office:value-type="string" office:string-value="Palna" calcext:value-type="string">
            <text:p>Palna</text:p>
          </table:table-cell>
          <table:table-cell office:value-type="string" calcext:value-type="string">
            <text:p>privolani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call-bow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68])" office:value-type="string" office:string-value="Cervena" calcext:value-type="string">
            <text:p>Cervena</text:p>
          </table:table-cell>
          <table:table-cell table:formula="of:=INDIRECT(&quot;K&quot; &amp; [.$F68])" office:value-type="string" office:string-value="na demona" calcext:value-type="string">
            <text:p>na demona</text:p>
          </table:table-cell>
          <table:table-cell table:formula="of:=INDIRECT(&quot;I&quot; &amp; [.$F68])" office:value-type="string" office:string-value="Palna" calcext:value-type="string">
            <text:p>Palna</text:p>
          </table:table-cell>
          <table:table-cell/>
          <table:table-cell office:value-type="string" calcext:value-type="string">
            <text:p>bow</text:p>
          </table:table-cell>
          <table:table-cell office:value-type="string" calcext:value-type="string">
            <text:p>bow1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69])" office:value-type="string" office:string-value="Cervena" calcext:value-type="string">
            <text:p>Cervena</text:p>
          </table:table-cell>
          <table:table-cell table:formula="of:=INDIRECT(&quot;K&quot; &amp; [.$F69])" office:value-type="string" office:string-value="na demona" calcext:value-type="string">
            <text:p>na demona</text:p>
          </table:table-cell>
          <table:table-cell table:formula="of:=INDIRECT(&quot;I&quot; &amp; [.$F69])" office:value-type="string" office:string-value="Palna" calcext:value-type="string">
            <text:p>Palna</text:p>
          </table:table-cell>
          <table:table-cell/>
          <table:table-cell office:value-type="string" calcext:value-type="string">
            <text:p>bow</text:p>
          </table:table-cell>
          <table:table-cell office:value-type="string" calcext:value-type="string">
            <text:p>bow2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0])" office:value-type="string" office:string-value="Cervena" calcext:value-type="string">
            <text:p>Cervena</text:p>
          </table:table-cell>
          <table:table-cell table:formula="of:=INDIRECT(&quot;K&quot; &amp; [.$F70])" office:value-type="string" office:string-value="na demona" calcext:value-type="string">
            <text:p>na demona</text:p>
          </table:table-cell>
          <table:table-cell table:formula="of:=INDIRECT(&quot;I&quot; &amp; [.$F70])" office:value-type="string" office:string-value="Palna" calcext:value-type="string">
            <text:p>Palna</text:p>
          </table:table-cell>
          <table:table-cell/>
          <table:table-cell office:value-type="string" calcext:value-type="string">
            <text:p>bow</text:p>
          </table:table-cell>
          <table:table-cell office:value-type="string" calcext:value-type="string">
            <text:p>bow3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1])" office:value-type="string" office:string-value="Cervena" calcext:value-type="string">
            <text:p>Cervena</text:p>
          </table:table-cell>
          <table:table-cell table:formula="of:=INDIRECT(&quot;K&quot; &amp; [.$F71])" office:value-type="string" office:string-value="na demona" calcext:value-type="string">
            <text:p>na demona</text:p>
          </table:table-cell>
          <table:table-cell table:formula="of:=INDIRECT(&quot;I&quot; &amp; [.$F71])" office:value-type="string" office:string-value="Palna" calcext:value-type="string">
            <text:p>Palna</text:p>
          </table:table-cell>
          <table:table-cell/>
          <table:table-cell office:value-type="string" calcext:value-type="string">
            <text:p>bow</text:p>
          </table:table-cell>
          <table:table-cell office:value-type="string" calcext:value-type="string">
            <text:p>bow4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2])" office:value-type="string" office:string-value="Cervena" calcext:value-type="string">
            <text:p>Cervena</text:p>
          </table:table-cell>
          <table:table-cell table:formula="of:=INDIRECT(&quot;K&quot; &amp; [.$F72])" office:value-type="string" office:string-value="na demona" calcext:value-type="string">
            <text:p>na demona</text:p>
          </table:table-cell>
          <table:table-cell table:formula="of:=INDIRECT(&quot;I&quot; &amp; [.$F72])" office:value-type="string" office:string-value="Palna" calcext:value-type="string">
            <text:p>Palna</text:p>
          </table:table-cell>
          <table:table-cell/>
          <table:table-cell office:value-type="string" calcext:value-type="string">
            <text:p>bow</text:p>
          </table:table-cell>
          <table:table-cell office:value-type="string" calcext:value-type="string">
            <text:p>bow5</text:p>
          </table:table-cell>
          <table:table-cell table:number-columns-repeated="2"/>
        </table:table-row>
        <table:table-row table:style-name="ro1" table:number-rows-repeated="104850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7">00/00/0000</text:date>, <text:time style:data-style-name="N2" text:time-value="15:54:51.6402275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4T15:16:24.988801989</meta:creation-date>
    <meta:generator>LibreOffice/6.4.7.2$Linux_X86_64 LibreOffice_project/40$Build-2</meta:generator>
    <dc:date>2024-11-27T16:28:44.067210642</dc:date>
    <meta:editing-duration>P27DT9H56M46S</meta:editing-duration>
    <meta:editing-cycles>274</meta:editing-cycles>
    <meta:document-statistic meta:table-count="5" meta:cell-count="755" meta:object-count="0"/>
  </office:meta>
</office:document-meta>
</file>